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1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4" table:default-cell-style-name="ce2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 table:number-columns-repeated="13" table:style-name="ce1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lumnas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xàmens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Treball</text:p>
          </table:table-cell>
          <table:covered-table-cell table:style-name="ce1"/>
          <table:table-cell table:style-name="ce1" office:value-type="string" calcext:value-type="string" table:number-columns-spanned="1" table:number-rows-spanned="3">
            <text:p>Nota Final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ognom</text:p>
          </table:table-cell>
          <table:table-cell table:style-name="ce1" office:value-type="string" calcext:value-type="string" table:number-columns-spanned="1" table:number-rows-spanned="2">
            <text:p>Nom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A Casa</text:p>
          </table:table-cell>
          <table:table-cell table:style-name="ce1" office:value-type="string" calcext:value-type="string">
            <text:p>A Classe</text:p>
          </table:table-cell>
          <table:covered-table-cell table:style-name="ce1"/>
        </table:table-row>
        <table:table-row table:style-name="ro1">
          <table:table-cell/>
          <table:covered-table-cell table:number-columns-repeated="2" table:style-name="ce1"/>
          <table:table-cell table:style-name="ce3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1"/>
          <table:table-cell table:style-name="ce3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1"/>
          <table:table-cell table:style-name="ce3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ce1"/>
          <table:table-cell table:style-name="ce3" office:value-type="percentage" office:value="0.1" calcext:value-type="percentage" table:number-columns-spanned="2" table:number-rows-spanned="1">
            <text:p>10,00 %</text:p>
          </table:table-cell>
          <table:covered-table-cell table:number-columns-repeated="2" table:style-name="ce1"/>
        </table:table-row>
        <table:table-row table:style-name="ro1">
          <table:table-cell table:number-columns-repeated="14"/>
          <table:table-cell table:formula="of:=(([.D6]+[.E6]+[.F6])/3)*[.D5] + (([.G6]+[.H6]+[.I6])/3)*[.G5]+(([.J6]+[.K6]+[.L6])/3)*[.J5]+(([.M6]+[.N6])/2)*[.M5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7]+[.E7]+[.F7])/3)*[.D6] + (([.G7]+[.H7]+[.I7])/3)*[.G6]+(([.J7]+[.K7]+[.L7])/3)*[.J6]+(([.M7]+[.N7])/2)*[.M6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8]+[.E8]+[.F8])/3)*[.D7] + (([.G8]+[.H8]+[.I8])/3)*[.G7]+(([.J8]+[.K8]+[.L8])/3)*[.J7]+(([.M8]+[.N8])/2)*[.M7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9]+[.E9]+[.F9])/3)*[.D8] + (([.G9]+[.H9]+[.I9])/3)*[.G8]+(([.J9]+[.K9]+[.L9])/3)*[.J8]+(([.M9]+[.N9])/2)*[.M8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10]+[.E10]+[.F10])/3)*[.D9] + (([.G10]+[.H10]+[.I10])/3)*[.G9]+(([.J10]+[.K10]+[.L10])/3)*[.J9]+(([.M10]+[.N10])/2)*[.M9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11]+[.E11]+[.F11])/3)*[.D10] + (([.G11]+[.H11]+[.I11])/3)*[.G10]+(([.J11]+[.K11]+[.L11])/3)*[.J10]+(([.M11]+[.N11])/2)*[.M10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12]+[.E12]+[.F12])/3)*[.D11] + (([.G12]+[.H12]+[.I12])/3)*[.G11]+(([.J12]+[.K12]+[.L12])/3)*[.J11]+(([.M12]+[.N12])/2)*[.M11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13]+[.E13]+[.F13])/3)*[.D12] + (([.G13]+[.H13]+[.I13])/3)*[.G12]+(([.J13]+[.K13]+[.L13])/3)*[.J12]+(([.M13]+[.N13])/2)*[.M12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14]+[.E14]+[.F14])/3)*[.D13] + (([.G14]+[.H14]+[.I14])/3)*[.G13]+(([.J14]+[.K14]+[.L14])/3)*[.J13]+(([.M14]+[.N14])/2)*[.M13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15]+[.E15]+[.F15])/3)*[.D14] + (([.G15]+[.H15]+[.I15])/3)*[.G14]+(([.J15]+[.K15]+[.L15])/3)*[.J14]+(([.M15]+[.N15])/2)*[.M14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16]+[.E16]+[.F16])/3)*[.D15] + (([.G16]+[.H16]+[.I16])/3)*[.G15]+(([.J16]+[.K16]+[.L16])/3)*[.J15]+(([.M16]+[.N16])/2)*[.M15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17]+[.E17]+[.F17])/3)*[.D16] + (([.G17]+[.H17]+[.I17])/3)*[.G16]+(([.J17]+[.K17]+[.L17])/3)*[.J16]+(([.M17]+[.N17])/2)*[.M16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18]+[.E18]+[.F18])/3)*[.D17] + (([.G18]+[.H18]+[.I18])/3)*[.G17]+(([.J18]+[.K18]+[.L18])/3)*[.J17]+(([.M18]+[.N18])/2)*[.M17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19]+[.E19]+[.F19])/3)*[.D18] + (([.G19]+[.H19]+[.I19])/3)*[.G18]+(([.J19]+[.K19]+[.L19])/3)*[.J18]+(([.M19]+[.N19])/2)*[.M18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20]+[.E20]+[.F20])/3)*[.D19] + (([.G20]+[.H20]+[.I20])/3)*[.G19]+(([.J20]+[.K20]+[.L20])/3)*[.J19]+(([.M20]+[.N20])/2)*[.M19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21]+[.E21]+[.F21])/3)*[.D20] + (([.G21]+[.H21]+[.I21])/3)*[.G20]+(([.J21]+[.K21]+[.L21])/3)*[.J20]+(([.M21]+[.N21])/2)*[.M20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22]+[.E22]+[.F22])/3)*[.D21] + (([.G22]+[.H22]+[.I22])/3)*[.G21]+(([.J22]+[.K22]+[.L22])/3)*[.J21]+(([.M22]+[.N22])/2)*[.M2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5:24.866500291</meta:creation-date>
    <dc:date>2023-01-10T08:58:17.045930311</dc:date>
    <meta:editing-duration>PT2M42S</meta:editing-duration>
    <meta:editing-cycles>1</meta:editing-cycles>
    <meta:document-statistic meta:table-count="1" meta:cell-count="41" meta:object-count="0"/>
    <meta:generator>LibreOffice/7.3.7.2$Linux_X86_64 LibreOffice_project/30$Build-2</meta:generator>
  </office:meta>
</office:document-meta>
</file>